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66cm" svg:stroke-color="#4e9a06" draw:marker-start="" draw:marker-start-width="1.295cm" draw:marker-end-width="1.194cm" draw:textarea-vertical-align="middle" fo:padding-top="0.455cm" fo:padding-bottom="0.455cm" fo:padding-left="0.58cm" fo:padding-right="0.58cm"/>
    </style:style>
    <style:style style:name="gr2" style:family="graphic" style:parent-style-name="standard">
      <style:graphic-properties svg:stroke-width="0.66cm" svg:stroke-color="#663399" draw:marker-start="" draw:marker-start-width="1.295cm" draw:marker-end-width="1.194cm" draw:textarea-vertical-align="middle" fo:padding-top="0.455cm" fo:padding-bottom="0.455cm" fo:padding-left="0.58cm" fo:padding-right="0.58cm"/>
    </style:style>
    <style:style style:name="gr3" style:family="graphic" style:parent-style-name="standard">
      <style:graphic-properties svg:stroke-width="0.813cm" svg:stroke-color="#4e9a06" draw:marker-start-width="1.422cm" draw:marker-end-width="1.422cm" draw:textarea-horizontal-align="justify" draw:textarea-vertical-align="middle" draw:auto-grow-height="false" fo:min-height="3.253cm" fo:min-width="2.194cm" fo:padding-top="0.201cm" fo:padding-bottom="0.201cm" fo:padding-left="0.326cm" fo:padding-right="0.326cm"/>
    </style:style>
    <style:style style:name="gr4" style:family="graphic" style:parent-style-name="standard">
      <style:graphic-properties draw:textarea-horizontal-align="justify" draw:textarea-vertical-align="middle" draw:auto-grow-height="false" fo:min-height="3.971cm" fo:min-width="2.734cm"/>
    </style:style>
    <style:style style:name="gr5" style:family="graphic" style:parent-style-name="standard">
      <style:graphic-properties draw:stroke="none" svg:stroke-color="#000000" draw:fill="none" draw:fill-color="#ffffff" fo:min-height="1.5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45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36pt"/>
    </style:style>
    <style:style style:name="P3" style:family="paragraph">
      <loext:graphic-properties draw:fill="none" draw:fill-color="#ffffff"/>
      <style:text-properties fo:font-size="18pt" style:font-size-asian="18pt" style:font-size-complex="36pt"/>
    </style:style>
    <style:style style:name="T1" style:family="text">
      <style:text-properties fo:font-size="18pt" style:font-size-asian="18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493cm" svg:y1="1.254cm" svg:x2="9.386cm" svg:y2="6.078cm">
          <text:p/>
        </draw:line>
        <draw:line draw:style-name="gr2" draw:text-style-name="P1" draw:layer="layout" svg:x1="7.541cm" svg:y1="1.381cm" svg:x2="6.334cm" svg:y2="5.771cm">
          <text:p/>
        </draw:line>
        <draw:line draw:style-name="gr1" draw:text-style-name="P1" draw:layer="layout" svg:x1="2.764cm" svg:y1="2.69cm" svg:x2="3.671cm" svg:y2="6.256cm">
          <text:p/>
        </draw:line>
        <draw:line draw:style-name="gr2" draw:text-style-name="P1" draw:layer="layout" svg:x1="2.009cm" svg:y1="2.707cm" svg:x2="0.75cm" svg:y2="6.272cm">
          <text:p/>
        </draw:line>
        <draw:line draw:style-name="gr1" draw:text-style-name="P1" draw:layer="layout" svg:x1="2.764cm" svg:y1="1.319cm" svg:x2="2.764cm" svg:y2="2.82cm">
          <text:p/>
        </draw:line>
        <draw:line draw:style-name="gr1" draw:text-style-name="P1" draw:layer="layout" svg:x1="3.084cm" svg:y1="1.42cm" svg:x2="1.246cm" svg:y2="1.428cm">
          <text:p/>
        </draw:line>
        <draw:line draw:style-name="gr2" draw:text-style-name="P1" draw:layer="layout" svg:x1="2.219cm" svg:y1="2.778cm" svg:x2="1.203cm" svg:y2="2.778cm">
          <text:p/>
        </draw:line>
        <draw:custom-shape draw:style-name="gr3" draw:text-style-name="P1" draw:layer="layout" svg:width="3.81cm" svg:height="4.953cm" svg:x="2.651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572cm" svg:height="5.969cm" svg:x="2.27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4.658cm" svg:height="1.979cm" svg:x="6.083cm" svg:y="-0.381cm">
          <draw:text-box>
            <text:p text:style-name="P2"><text:span text:style-name="T1">המשכנו</text:span></text:p>
          </draw:text-box>
        </draw:frame>
        <draw:frame draw:style-name="gr6" draw:text-style-name="P3" draw:layer="layout" svg:width="3.278cm" svg:height="1.979cm" svg:x="0.8cm" svg:y="-0.47cm">
          <draw:text-box>
            <text:p text:style-name="P2"><text:span text:style-name="T1">פנינו</text:span></text:p>
          </draw:text-box>
        </draw:frame>
        <draw:frame draw:style-name="gr7" draw:text-style-name="P3" draw:layer="layout" svg:width="6.29cm" svg:height="3.707cm" svg:x="2.1cm" svg:y="6.231cm">
          <draw:text-box>
            <text:p text:style-name="P2"><text:span text:style-name="T1">והתאספנו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5" svg:stroke-width="0.66cm" svg:stroke-color="#663399" draw:marker-start-width="1.194cm" draw:marker-start-center="false" draw:marker-end-width="1.194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Hebrew" style:font-family-complex="'Noto Sans Hebr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49cm" fo:page-height="14.8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2T20:01:54.660576184</meta:creation-date>
    <dc:date>2021-08-02T21:07:46.292201326</dc:date>
    <meta:editing-duration>PT4M40S</meta:editing-duration>
    <meta:editing-cycles>1</meta:editing-cycles>
    <meta:document-statistic meta:object-count="12"/>
    <meta:generator>LibreOffice/6.4.7.2$Linux_X86_64 LibreOffice_project/40$Build-2</meta:generator>
  </office:meta>
</office:document-meta>
</file>